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4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5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.494cm" fo:margin-bottom="0.356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11" style:family="paragraph" style:parent-style-name="Standard" style:master-pag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12" style:family="paragraph" style:parent-style-name="Standard">
      <style:paragraph-properties fo:margin-left="0cm" fo:margin-right="0cm" fo:margin-top="0cm" fo:margin-bottom="0.353cm" fo:line-height="100%" fo:text-align="center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anguage="ru" fo:country="RU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line-height="69%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-0.053cm" fo:margin-top="0.212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line-height="100%" fo:background-color="#333333">
        <style:background-image/>
      </style:paragraph-properties>
      <style:text-properties style:font-name="Times New Roman" fo:font-size="12pt" fo:font-weight="bold" fo:background-color="#333333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Heading_20_8">
      <style:paragraph-properties fo:margin-left="0cm" fo:margin-right="-0.011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3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24" style:family="paragraph" style:parent-style-name="Preformatted_20_Text">
      <style:paragraph-properties fo:line-height="69%" fo:background-color="#333333">
        <style:background-image/>
      </style:paragraph-properties>
      <style:text-properties fo:color="#a9b7c6" style:font-name="JetBrains Mono" fo:font-size="12pt" fo:background-color="#333333" style:font-name-asian="Times New Roman1" style:font-size-asian="12pt" style:font-name-complex="Times New Roman1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4pt" fo:language="en" fo:country="US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style:font-name="Times New Roman" fo:font-weight="bold" style:font-name-asian="Times New Roman1" style:font-weight-asian="bold" style:font-name-complex="Times New Roman1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2pt" fo:language="ru" fo:country="RU" fo:background-color="#ffffff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2pt" fo:language="ru" fo:country="RU" fo:background-color="#ffffff" style:font-name-asian="Times New Roman1" style:font-size-asian="12pt" style:font-name-complex="Times New Roman" style:font-size-complex="12pt"/>
    </style:style>
    <style:style style:name="T12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style:font-name="Times New Roman" fo:font-size="12pt" fo:language="en" fo:country="US" fo:background-color="#ffffff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language="en" fo:country="US" fo:background-color="#ffffff" style:font-name-asian="Times New Roman1" style:font-size-asian="12pt" style:font-name-complex="Times New Roman" style:font-size-complex="12pt"/>
    </style:style>
    <style:style style:name="T15" style:family="text">
      <style:text-properties fo:color="#cc7832"/>
    </style:style>
    <style:style style:name="T16" style:family="text">
      <style:text-properties fo:color="#cc7832" style:font-name="JetBrains Mono"/>
    </style:style>
    <style:style style:name="T17" style:family="text">
      <style:text-properties style:font-name="JetBrains Mono"/>
    </style:style>
    <style:style style:name="T18" style:family="text">
      <style:text-properties fo:color="#629755"/>
    </style:style>
    <style:style style:name="T19" style:family="text">
      <style:text-properties fo:color="#629755" style:font-name="JetBrains Mono" fo:font-style="italic"/>
    </style:style>
    <style:style style:name="T20" style:family="text">
      <style:text-properties fo:color="#b200b2" style:font-name="JetBrains Mono"/>
    </style:style>
    <style:style style:name="T21" style:family="text">
      <style:text-properties fo:color="#94558d" style:font-name="JetBrains Mono"/>
    </style:style>
    <style:style style:name="T22" style:family="text">
      <style:text-properties fo:color="#ffc66d"/>
    </style:style>
    <style:style style:name="T23" style:family="text">
      <style:text-properties fo:color="#ffc66d" style:font-name="JetBrains Mono"/>
    </style:style>
    <style:style style:name="T24" style:family="text">
      <style:text-properties fo:color="#8888c6"/>
    </style:style>
    <style:style style:name="T25" style:family="text">
      <style:text-properties fo:color="#8888c6" style:font-name="JetBrains Mono"/>
    </style:style>
    <style:style style:name="T26" style:family="text">
      <style:text-properties fo:color="#6a8759"/>
    </style:style>
    <style:style style:name="T27" style:family="text">
      <style:text-properties fo:color="#6a8759" style:font-name="JetBrains Mono"/>
    </style:style>
    <style:style style:name="T28" style:family="text">
      <style:text-properties fo:color="#aa49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ОБРАЗОВАНИЯ И НАУКИ РОССИЙСКОЙ ФЕДЕРАЦИИ</text:p>
      <text:p text:style-name="P3"><text:span text:style-name="T1">НОВОСИБИРСКИЙ ГОСУДАРСТВЕННЫЙ ТЕХНИЧЕСКИЙ </text:span><text:span text:style-name="T6">УНИВЕРСИТЕТ</text:span></text:p>
      <text:p text:style-name="P5"/>
      <text:p text:style-name="P5"/>
      <text:p text:style-name="P5"/>
      <text:p text:style-name="P8"/>
      <text:p text:style-name="P8"/>
      <text:p text:style-name="P8"/>
      <text:p text:style-name="P9"/>
      <text:p text:style-name="P7"/>
      <text:p text:style-name="P3"><text:span text:style-name="T2">Лабораторная работа №</text:span><text:span text:style-name="T3">4</text:span></text:p>
      <text:p text:style-name="P12">Вариант 12</text:p>
      <text:p text:style-name="P3"><text:span text:style-name="T2">по дисциплине «</text:span><text:span text:style-name="T7">Программирование</text:span><text:span text:style-name="T2">»</text:span></text:p>
      <text:list xml:id="list145900913845672593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0" text:outline-level="8">СТРУКТУРЫ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8"/>
      <text:p text:style-name="P8"/>
      <text:p text:style-name="P8"/>
      <text:p text:style-name="P8"/>
      <text:p text:style-name="P6"/>
      <text:p text:style-name="P4"><text:span text:style-name="T4">Группа:</text:span><text:span text:style-name="T5"> АВТ-</text:span><text:span text:style-name="T9">119</text:span></text:p>
      <text:p text:style-name="P4"><text:span text:style-name="T4">Студенты:</text:span><text:span text:style-name="T9"> Бычков Ярослав</text:span></text:p>
      <text:p text:style-name="P4"><text:span text:style-name="T4">Преподаватель: </text:span><text:span text:style-name="T9">Ядрышников О.Д.</text:span></text:p>
      <text:p text:style-name="P9"/>
      <text:p text:style-name="P9"/>
      <text:p text:style-name="P9"/>
      <text:p text:style-name="P10"><text:span text:style-name="T4">НОВОСИБИРСК 20</text:span><text:span text:style-name="T8">22</text:span></text:p>
      <text:p text:style-name="P13"><text:soft-page-break/>Цель работы:</text:p>
      <text:p text:style-name="P18"><text:tab/>Ознакомиться с понятием структур. Научиться использовать структуру для организации простейших баз данных.</text:p>
      <text:p text:style-name="P14"><text:bookmark text:name="_heading=h.gjdgxs"/>Исходные данные и задание для варианта №12:</text:p>
      <text:p text:style-name="P1"><text:span text:style-name="T13">1. </text:span><text:span text:style-name="T10">Создать структуру в формате: </text:span><text:span text:style-name="T11">Гос. Номер, </text:span><text:span text:style-name="T12">Марка/модель автомобиля, Фамилия владельца, </text:span><text:span text:style-name="T10">Дата угона автомобиля.</text:span></text:p>
      <text:p text:style-name="P1"><text:span text:style-name="T13">2. </text:span><text:span text:style-name="T14">Расположить записи в массиве в порядке возрастания даты угона</text:span><text:bookmark text:name="_heading=h.bd4g4ubd1e9t"/></text:p>
      <text:p text:style-name="P2"><text:bookmark text:name="_heading=h.532m02jc494w"/></text:p>
      <text:p text:style-name="P2"><text:bookmark text:name="_heading=h.nbrgsjlsj7c7"/>Текст программы:</text:p>
      <text:p text:style-name="P24"><text:span text:style-name="T15">import </text:span>operator</text:p>
      <text:p text:style-name="P23"><text:span text:style-name="T15">class </text:span>lab4:</text:p>
      <text:p text:style-name="P22"><text:s text:c="4"/><text:span text:style-name="T19">'''Структура'''</text:span></text:p>
      <text:p text:style-name="P22"><text:span text:style-name="T18"><text:s text:c="4"/></text:span><text:span text:style-name="T16">def </text:span><text:span text:style-name="T20">__init__</text:span><text:span text:style-name="T17">(</text:span><text:span text:style-name="T21">self</text:span><text:span text:style-name="T16">, </text:span><text:span text:style-name="T17">gosnum</text:span><text:span text:style-name="T16">, </text:span><text:span text:style-name="T17">model</text:span><text:span text:style-name="T16">, </text:span><text:span text:style-name="T17">secondname</text:span><text:span text:style-name="T16">, </text:span><text:span text:style-name="T17">date</text:span><text:span text:style-name="T16">, </text:span><text:span text:style-name="T17">mon</text:span><text:span text:style-name="T16">, </text:span><text:span text:style-name="T17">year):</text:span></text:p>
      <text:p text:style-name="P22"><text:s text:c="8"/><text:span text:style-name="T21">self</text:span><text:span text:style-name="T17">.gosnum = gosnum</text:span></text:p>
      <text:p text:style-name="P22"><text:s text:c="8"/><text:span text:style-name="T21">self</text:span><text:span text:style-name="T17">.model = model</text:span></text:p>
      <text:p text:style-name="P22"><text:s text:c="8"/><text:span text:style-name="T21">self</text:span><text:span text:style-name="T17">.secondname = secondname</text:span></text:p>
      <text:p text:style-name="P22"><text:s text:c="8"/><text:span text:style-name="T21">self</text:span><text:span text:style-name="T17">.date = date</text:span></text:p>
      <text:p text:style-name="P22"><text:s text:c="8"/><text:span text:style-name="T21">self</text:span><text:span text:style-name="T17">.mon = mon</text:span></text:p>
      <text:p text:style-name="P22"><text:s text:c="8"/><text:span text:style-name="T21">self</text:span><text:span text:style-name="T17">.year = year</text:span></text:p>
      <text:p text:style-name="P22"><text:s text:c="4"/><text:span text:style-name="T16">def </text:span><text:span text:style-name="T23">display_type_a</text:span><text:span text:style-name="T17">(</text:span><text:span text:style-name="T21">self</text:span><text:span text:style-name="T17">):</text:span></text:p>
      <text:p text:style-name="P22"><text:s text:c="8"/><text:span text:style-name="T25">print</text:span><text:span text:style-name="T17">(</text:span><text:span text:style-name="T27">'Госномер: {}, Модель {}, Фамилия: {}, День, Месяц, Год: {}.{}.{}'</text:span><text:span text:style-name="T17">.format(</text:span><text:span text:style-name="T21">self</text:span><text:span text:style-name="T17">.gosnum</text:span><text:span text:style-name="T16">, </text:span><text:span text:style-name="T21">self</text:span><text:span text:style-name="T17">.model</text:span><text:span text:style-name="T16">, </text:span><text:span text:style-name="T21">self</text:span><text:span text:style-name="T17">.secondname</text:span><text:span text:style-name="T16">, </text:span><text:span text:style-name="T21">self</text:span><text:span text:style-name="T17">.date</text:span><text:span text:style-name="T16">, </text:span><text:span text:style-name="T21">self</text:span><text:span text:style-name="T17">.mon</text:span><text:span text:style-name="T16">, </text:span><text:span text:style-name="T21">self</text:span><text:span text:style-name="T17">.year))</text:span></text:p>
      <text:p text:style-name="P23"><text:span text:style-name="T15">def </text:span><text:span text:style-name="T22">fromcons</text:span>(bd):</text:p>
      <text:p text:style-name="P22"><text:s text:c="4"/><text:span text:style-name="T25">print</text:span><text:span text:style-name="T17">(</text:span><text:span text:style-name="T27">"Введите значения через проблел или слитно в формате: Госномер, Модель, Фамилия, Дата угона."</text:span><text:span text:style-name="T17">)</text:span></text:p>
      <text:p text:style-name="P22"><text:s text:c="4"/><text:span text:style-name="T17">n</text:span><text:span text:style-name="T16">, </text:span><text:span text:style-name="T17">i</text:span><text:span text:style-name="T16">, </text:span><text:span text:style-name="T17">j</text:span><text:span text:style-name="T16">, </text:span><text:span text:style-name="T17">k = </text:span><text:span text:style-name="T25">input</text:span><text:span text:style-name="T17">().split(</text:span><text:span text:style-name="T27">' '</text:span><text:span text:style-name="T17">)</text:span></text:p>
      <text:p text:style-name="P22"><text:s text:c="4"/><text:span text:style-name="T17">k</text:span><text:span text:style-name="T16">, </text:span><text:span text:style-name="T17">t</text:span><text:span text:style-name="T16">, </text:span><text:span text:style-name="T17">r = k.split(</text:span><text:span text:style-name="T27">'.'</text:span><text:span text:style-name="T17">)</text:span></text:p>
      <text:p text:style-name="P22"><text:s text:c="4"/><text:span text:style-name="T17">bd.append(lab4(n</text:span><text:span text:style-name="T16">, </text:span><text:span text:style-name="T17">i</text:span><text:span text:style-name="T16">, </text:span><text:span text:style-name="T17">j</text:span><text:span text:style-name="T16">, </text:span><text:span text:style-name="T17">k</text:span><text:span text:style-name="T16">, </text:span><text:span text:style-name="T17">t</text:span><text:span text:style-name="T16">, </text:span><text:span text:style-name="T17">r))</text:span></text:p>
      <text:p text:style-name="P23">bd = []</text:p>
      <text:p text:style-name="P23"><text:span text:style-name="T24">print</text:span>(<text:span text:style-name="T26">'Сколько записей вы хотите завести?'</text:span>)</text:p>
      <text:p text:style-name="P23">k = <text:span text:style-name="T24">int</text:span>(<text:span text:style-name="T24">input</text:span>())</text:p>
      <text:p text:style-name="P23"><text:span text:style-name="T15">for </text:span>i <text:span text:style-name="T15">in </text:span><text:span text:style-name="T24">range</text:span>(k):</text:p>
      <text:p text:style-name="P22"><text:s text:c="4"/><text:span text:style-name="T17">fromcons(bd)</text:span></text:p>
      <text:p text:style-name="P23">bd = <text:span text:style-name="T24">sorted</text:span>(bd<text:span text:style-name="T15">, </text:span><text:span text:style-name="T28">key</text:span>=operator.attrgetter(<text:span text:style-name="T26">'year'</text:span><text:span text:style-name="T15">, </text:span><text:span text:style-name="T26">'mon'</text:span><text:span text:style-name="T15">, </text:span><text:span text:style-name="T26">'date'</text:span>))</text:p>
      <text:p text:style-name="P23"><text:span text:style-name="T15">for </text:span>k <text:span text:style-name="T15">in </text:span><text:span text:style-name="T24">range</text:span>(<text:span text:style-name="T24">len</text:span>(bd)):</text:p>
      <text:p text:style-name="P21"><text:s text:c="4"/><text:span text:style-name="T17">bd[k].display_type_a()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"><text:bookmark text:name="_heading=h.z4ke1t9wk5eo"/>Результат:</text:p>
      <text:p text:style-name="P19"><text:bookmark text:name="_heading=h.oq4mnpbwkmdf"/><text:soft-page-break/>C:\Users\Ярослав\AppData\Local\Programs\Python\Python310\python.exe C:/Users/Ярослав/YandexDisk/Infa/rgz/laba4.py</text:p>
      <text:p text:style-name="P19">Сколько записей вы хотите завести?</text:p>
      <text:p text:style-name="P19">4</text:p>
      <text:p text:style-name="P19">Введите значения через проблел или слитно в формате: Госномер, Модель, Фамилия, Дата угона.</text:p>
      <text:p text:style-name="P19">dwq 911 vr 20.03.2000</text:p>
      <text:p text:style-name="P19">Введите значения через проблел или слитно в формате: Госномер, Модель, Фамилия, Дата угона.</text:p>
      <text:p text:style-name="P19">dwq 911 vr 20.03.2001</text:p>
      <text:p text:style-name="P19">Введите значения через проблел или слитно в формате: Госномер, Модель, Фамилия, Дата угона.</text:p>
      <text:p text:style-name="P19">dwq 911 vr 20.04.2000</text:p>
      <text:p text:style-name="P19">Введите значения через проблел или слитно в формате: Госномер, Модель, Фамилия, Дата угона.</text:p>
      <text:p text:style-name="P19">dwq 911 vr 21.03.2000</text:p>
      <text:p text:style-name="P19">Госномер: dwq, Модель 911, Фамилия: vr, День, Месяц, Год: 20.03.2000</text:p>
      <text:p text:style-name="P19">Госномер: dwq, Модель 911, Фамилия: vr, День, Месяц, Год: 21.03.2000</text:p>
      <text:p text:style-name="P19">Госномер: dwq, Модель 911, Фамилия: vr, День, Месяц, Год: 20.04.2000</text:p>
      <text:p text:style-name="P19">Госномер: dwq, Модель 911, Фамилия: vr, День, Месяц, Год: 20.03.2001</text:p>
      <text:p text:style-name="P19">Process finished with exit code 0</text:p>
      <text:p text:style-name="P2"><text:bookmark text:name="_heading=h.z86t7m5sw9c3"/></text:p>
      <text:p text:style-name="P2"><text:bookmark text:name="_heading=h.si47x0r5uqo9"/>Вывод:</text:p>
      <text:p text:style-name="P17"><text:bookmark text:name="_heading=h.hwnfkh852utt"/>В ходе выполнения лабораторной работы я научился использовать и создавать структур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0cm" fo:margin-right="-0.011cm" fo:margin-top="0.706cm" fo:margin-bottom="0cm" fo:line-height="100%" fo:text-align="center" style:justify-single-word="false" fo:text-indent="1cm" style:auto-text-indent="false" fo:keep-with-next="always"/>
      <style:text-properties style:font-name="Arial" fo:font-size="12pt" fo:font-style="italic" style:font-size-asian="12pt" style:font-style-asian="italic" style:font-name-complex="Arial"/>
    </style:style>
    <style:style style:name="FR3" style:family="paragraph">
      <style:paragraph-properties fo:margin-top="0.035cm" fo:margin-bottom="0cm" fo:text-align="justify" style:justify-single-word="false" fo:orphans="0" fo:widows="0" style:text-autospace="none" style:punctuation-wrap="simple" style:vertical-align="baseline"/>
      <style:text-properties style:use-window-font-color="true" style:font-name="Arial" fo:font-size="6pt" fo:language="ru" fo:country="RU" style:font-name-asian="Times New Roman" style:font-size-asian="6pt" style:font-name-complex="Arial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7T05:28:00</meta:creation-date>
    <meta:initial-creator>Ирина Слинько</meta:initial-creator>
    <dc:date>2022-05-25T09:04:50.01</dc:date>
    <meta:generator>OpenOffice/4.1.11$Win32 OpenOffice.org_project/4111m1$Build-9808</meta:generator>
    <dc:creator>Ярослав </dc:creator>
    <meta:editing-duration>PT3M30S</meta:editing-duration>
    <meta:editing-cycles>2</meta:editing-cycles>
    <meta:document-statistic meta:table-count="0" meta:image-count="0" meta:object-count="0" meta:page-count="3" meta:paragraph-count="60" meta:word-count="319" meta:character-count="2511"/>
  </office:meta>
</office:document-meta>
</file>